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t-body&gt;</text:p>
      <text:p text:style-name="Standard"><text:s text:c="28"/>&lt;t t-foreach="students" t-as="student"&gt;</text:p>
      <text:p text:style-name="Standard"><text:s text:c="32"/>&lt;tr style="height: 100px;"&gt;</text:p>
      <text:p text:style-name="Standard"><text:s text:c="36"/>&lt;td class="d-flex justify-content-center align-items-center"&gt;</text:p>
      <text:p text:style-name="Standard"><text:s text:c="40"/>&lt;t t-if="student.image"&gt;</text:p>
      <text:p text:style-name="Standard"><text:s text:c="44"/>&lt;img class="rounded-circle" t-attf-src="data:image/png;base64,{{student.image}}" alt="avatar" style="width:74px; height:75px;" /&gt;</text:p>
      <text:p text:style-name="Standard"><text:s text:c="40"/>&lt;/t&gt;</text:p>
      <text:p text:style-name="Standard"><text:s text:c="40"/>&lt;t t-else=""&gt;</text:p>
      <text:p text:style-name="Standard"><text:s text:c="44"/>&lt;span class="rounded-circle display-6" t-esc="student.name and student.name[0].upper() or 'A'" style="background-color: red; color: white; padding: 15px;"&gt;&lt;/span&gt;</text:p>
      <text:p text:style-name="Standard"><text:s text:c="40"/>&lt;/t&gt;</text:p>
      <text:p text:style-name="Standard"><text:s text:c="36"/>&lt;/td&gt;</text:p>
      <text:p text:style-name="Standard"><text:s text:c="36"/>&lt;td class="text-center align-middle"&gt;</text:p>
      <text:p text:style-name="Standard"><text:s text:c="40"/>&lt;a t-attf-href="/mystudent/#{slug(student)}"&gt;</text:p>
      <text:p text:style-name="Standard"><text:s text:c="44"/>&lt;t t-esc="student.add_code" /&gt;</text:p>
      <text:p text:style-name="Standard"><text:s text:c="40"/>&lt;/a&gt;</text:p>
      <text:p text:style-name="Standard"><text:s text:c="36"/>&lt;/td&gt;</text:p>
      <text:p text:style-name="Standard"><text:s text:c="36"/>&lt;td class="text-center align-middle"&gt;</text:p>
      <text:p text:style-name="Standard"><text:s text:c="40"/>&lt;t t-esc="student.name" /&gt;</text:p>
      <text:p text:style-name="Standard"><text:s text:c="36"/>&lt;/td&gt;</text:p>
      <text:p text:style-name="Standard"><text:s text:c="36"/>&lt;td class="text-center align-middle"&gt;</text:p>
      <text:p text:style-name="Standard"><text:s text:c="40"/>&lt;t t-esc="student.Graduation_Year" /&gt;</text:p>
      <text:p text:style-name="Standard"><text:s text:c="36"/>&lt;/td&gt;</text:p>
      <text:p text:style-name="Standard"><text:s text:c="36"/>&lt;td class="text-center align-middle"&gt;</text:p>
      <text:p text:style-name="Standard"><text:s text:c="40"/>&lt;t t-esc="student.en_no" /&gt;</text:p>
      <text:p text:style-name="Standard"><text:s text:c="36"/>&lt;/td&gt;</text:p>
      <text:p text:style-name="Standard"><text:s text:c="36"/>&lt;td class="text-center align-middle"&gt;</text:p>
      <text:p text:style-name="Standard"><text:s text:c="40"/>&lt;a class="btn btn-primary" t-attf-href="/mystudent/#{slug(student)}"&gt;Edit&lt;/a&gt;</text:p>
      <text:p text:style-name="Standard"><text:s text:c="36"/>&lt;/td&gt;</text:p>
      <text:p text:style-name="Standard"><text:s text:c="32"/>&lt;/tr&gt;</text:p>
      <text:p text:style-name="Standard"><text:s text:c="28"/>&lt;/t&gt;</text:p>
      <text:p text:style-name="Standard"><text:s text:c="24"/>&lt;/t-body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1:25:17.940886151</meta:creation-date>
    <dc:date>2024-05-03T11:27:26.663411110</dc:date>
    <meta:editing-duration>PT2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81" meta:character-count="2058" meta:non-whitespace-character-count="900"/>
  </office:meta>
</office:document-meta>
</file>